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2.258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3pt" style:font-size-asian="13pt" style:font-size-complex="13pt"/>
    </style:style>
    <style:style style:name="T1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cm" svg:height="3.9cm" svg:x="6.1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xml:id="id2" draw:id="id2" draw:layer="layout" svg:width="3.9cm" svg:height="3.9cm" svg:x="17.001cm" svg:y="6.0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" draw:text-style-name="P1" draw:layer="layout" svg:x1="8.05cm" svg:y1="6cm" svg:x2="18.951cm" svg:y2="6.001cm" draw:start-shape="id1" draw:start-glue-point="4" draw:end-shape="id2" draw:end-glue-point="4" svg:d="M8050 6000v-501h10901v502" svg:viewBox="0 0 10902 503">
          <text:p/>
        </draw:connector>
        <draw:connector draw:style-name="gr2" draw:text-style-name="P1" draw:layer="layout" svg:x1="8.05cm" svg:y1="9.9cm" svg:x2="18.951cm" svg:y2="9.901cm" draw:start-shape="id1" draw:start-glue-point="8" draw:end-shape="id2" draw:end-glue-point="8" svg:d="M8050 9900v503h10901v-502" svg:viewBox="0 0 10902 504">
          <text:p/>
        </draw:connector>
        <draw:frame draw:style-name="gr3" draw:text-style-name="P3" draw:layer="layout" svg:width="7cm" svg:height="2cm" svg:x="10cm" svg:y="7cm">
          <draw:text-box>
            <text:p text:style-name="P2"><text:span text:style-name="T1">Das ist eine Default Grafi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5:19:37.607160152</meta:creation-date>
    <dc:date>2022-02-26T15:22:17.707611212</dc:date>
    <meta:editing-duration>PT2M41S</meta:editing-duration>
    <meta:editing-cycles>1</meta:editing-cycles>
    <meta:document-statistic meta:object-count="5"/>
    <meta:generator>LibreOffice/6.4.7.2$Linux_X86_64 LibreOffice_project/40$Build-2</meta:generator>
  </office:meta>
</office:document-meta>
</file>